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6-Bit Microprocessor</text:span><text:span text:style-name="T2"/></text:p>
      <text:p text:style-name="P2"><text:span text:style-name="T2">Objective:</text:span></text:p>
      <text:p text:style-name="P2"><text:span text:style-name="T2">To stimulate the basic functionality of 16 bit multiprocessor that simulation will model basic register operations,memory access,instruction parsing and arithemetic operations using OOPS Principles.</text:span></text:p>
      <text:p text:style-name="P2"><text:span text:style-name="T2">ABSTRACT:</text:span></text:p>
      <text:p text:style-name="P2"><text:span text:style-name="T2">This project simulate a simple 16-bit processor .It include Memory Module,four general purpose Register(AX,BX,CX,DX) and basic instruction and execution</text:span></text:p>
      <text:p text:style-name="P2"><text:span text:style-name="T2">output:</text:span></text:p>
      <text:p text:style-name="P2"><text:span text:style-name="T3">[INFO]:instruction loaded0instructions</text:span></text:p>
      <text:p text:style-name="P2"><text:span text:style-name="T3">[INFO]:execution started</text:span></text:p>
      <text:p text:style-name="P2"><text:span text:style-name="T3">Received Interrupt</text:span></text:p>
      <text:p text:style-name="P2"><text:span text:style-name="T3">Snapshot of the processor</text:span></text:p>
      <text:p text:style-name="P2"><text:span text:style-name="T3">AX:0</text:span></text:p>
      <text:p text:style-name="P2"><text:span text:style-name="T3">BX:0</text:span></text:p>
      <text:p text:style-name="P2"><text:span text:style-name="T3">CX:0</text:span></text:p>
      <text:p text:style-name="P2"><text:span text:style-name="T3">DX:0</text:span></text:p>
      <text:p text:style-name="P2"><text:span text:style-name="T3">First 16 Memory Contents</text:span></text:p>
      <text:p text:style-name="P2"><text:span text:style-name="T3">00-&gt;Any trash value</text:span></text:p>
      <text:p text:style-name="P2"><text:span text:style-name="T3">01-&gt;Any trash value</text:span></text:p>
      <text:p text:style-name="P2"><text:span text:style-name="T3">02-&gt;Any trash value</text:span></text:p>
      <text:p text:style-name="P2"><text:span text:style-name="T3">03-&gt;0</text:span></text:p>
      <text:p text:style-name="P2"><text:span text:style-name="T3">04-&gt;Any trash value</text:span></text:p>
      <text:p text:style-name="P2"><text:span text:style-name="T3">05-&gt;0</text:span></text:p>
      <text:p text:style-name="P2"><text:span text:style-name="T3">06-&gt;Any trash value</text:span></text:p>
      <text:p text:style-name="P2"><text:span text:style-name="T3">07-&gt;0</text:span></text:p>
      <text:p text:style-name="P2"><text:span text:style-name="T3">08-&gt;Any trash value</text:span></text:p>
      <text:p text:style-name="P2"><text:span text:style-name="T3">09-&gt;0</text:span></text:p>
      <text:p text:style-name="P2"><text:span text:style-name="T3">10-&gt;Any trash value</text:span></text:p>
      <text:p text:style-name="P2"><text:span text:style-name="T3">11-&gt;0</text:span></text:p>
      <text:p text:style-name="P2"><text:span text:style-name="T3">12-&gt;Any trash value</text:span></text:p>
      <text:p text:style-name="P2"><text:span text:style-name="T3">13-&gt;0</text:span></text:p>
      <text:p text:style-name="P2"><text:span text:style-name="T3">14-&gt;Any trash value</text:span></text:p>
      <text:p text:style-name="P2"><text:span text:style-name="T3">15-&gt;Any trash value</text:span></text:p>
      <text:p text:style-name="P2"><text:span text:style-name="T3"/></text:p>
      <text:p text:style-name="P2"><text:span text:style-name="T3">C:\Users\Administrator\Desktop\cppApps\assessments\week08\x64\Debug\week08.exe (process 16976) exited with code 0.</text:span></text:p>
      <text:p text:style-name="P2"><text:span text:style-name="T3">To automatically close the console when debugging stops, enable Tools-&gt;Options-&gt;Debugging-&gt;Automatically close the console when debugging stops.</text:span></text:p>
      <text:p text:style-name="P2"><text:span text:style-name="T3">Press any key to close this window . 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